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5.273cm" style:use-optimal-column-width="false"/>
    </style:style>
    <style:style style:name="co2" style:family="table-column">
      <style:table-column-properties style:column-width="6.48cm" style:use-optimal-column-width="false"/>
    </style:style>
    <style:style style:name="ro1" style:family="table-row">
      <style:table-row-properties style:row-height="0.858cm"/>
    </style:style>
    <style:style style:name="ro2" style:family="table-row">
      <style:table-row-properties style:row-height="0.9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5.272cm" svg:height="3.431cm" svg:x="0.895cm" svg:y="5.82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Domain name</text:p>
              </table:table-cell>
            </table:table-row>
            <table:table-row table:style-name="ro1">
              <table:table-cell table:style-name="gray2">
                <text:p>Public key</text:p>
              </table:table-cell>
            </table:table-row>
            <table:table-row table:style-name="ro1">
              <table:table-cell table:style-name="gray1">
                <text:p>CA’s name</text:p>
              </table:table-cell>
            </table:table-row>
            <table:table-row table:style-name="ro1">
              <table:table-cell table:style-name="gray2">
                <text:p>CA’s signatur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272cm" svg:height="3.431cm" svg:x="8.7cm" svg:y="5.75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CA’s name</text:p>
              </table:table-cell>
            </table:table-row>
            <table:table-row table:style-name="ro1">
              <table:table-cell table:style-name="gray2">
                <text:p>CA’s Public key</text:p>
              </table:table-cell>
            </table:table-row>
            <table:table-row table:style-name="ro1">
              <table:table-cell table:style-name="gray1">
                <text:p>Root CA’s name</text:p>
              </table:table-cell>
            </table:table-row>
            <table:table-row table:style-name="ro1">
              <table:table-cell table:style-name="gray2">
                <text:p>Root signatur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479cm" svg:height="2.702cm" svg:x="17.073cm" svg:y="6.358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gray3">
                <text:p>Root Name</text:p>
              </table:table-cell>
            </table:table-row>
            <table:table-row table:style-name="ro2">
              <table:table-cell table:style-name="gray2">
                <text:p>Root Public key</text:p>
              </table:table-cell>
            </table:table-row>
            <table:table-row table:style-name="ro2">
              <table:table-cell table:style-name="gray1">
                <text:p>Root Signature</text:p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1" draw:text-style-name="P1" draw:layer="layout" svg:x1="8.547cm" svg:y1="7.013cm" svg:x2="6.347cm" svg:y2="8.698cm" svg:d="M8547 7013h-1100v1685h-1100" svg:viewBox="0 0 2201 1686">
          <text:p/>
        </draw:connector>
        <draw:connector draw:style-name="gr1" draw:text-style-name="P1" draw:layer="layout" svg:x1="16.823cm" svg:y1="7.563cm" svg:x2="14.063cm" svg:y2="8.556cm" svg:d="M16823 7563h-1380v993h-1380" svg:viewBox="0 0 2761 994">
          <text:p/>
        </draw:connector>
        <draw:frame draw:style-name="gr2" draw:text-style-name="P2" draw:layer="layout" svg:width="4.572cm" svg:height="1.445cm" svg:x="1.27cm" svg:y="4.572cm">
          <draw:text-box>
            <text:p>Site certificate</text:p>
            <text:p/>
          </draw:text-box>
        </draw:frame>
        <draw:frame draw:style-name="gr3" draw:text-style-name="P2" draw:layer="layout" svg:width="4.826cm" svg:height="0.848cm" svg:x="8.89cm" svg:y="4.572cm">
          <draw:text-box>
            <text:p>CA certificate</text:p>
          </draw:text-box>
        </draw:frame>
        <draw:frame draw:style-name="gr3" draw:text-style-name="P2" draw:layer="layout" svg:width="5.588cm" svg:height="0.848cm" svg:x="17.78cm" svg:y="4.826cm">
          <draw:text-box>
            <text:p>Root certificate</text:p>
          </draw:text-box>
        </draw:frame>
        <draw:frame draw:style-name="gr3" draw:text-style-name="P2" draw:layer="layout" svg:width="2.54cm" svg:height="1.445cm" svg:x="14.5cm" svg:y="8.78cm">
          <draw:text-box>
            <text:p>Signs</text:p>
            <text:p/>
          </draw:text-box>
        </draw:frame>
        <draw:frame draw:style-name="gr3" draw:text-style-name="P2" draw:layer="layout" svg:width="2.54cm" svg:height="1.445cm" svg:x="6.604cm" svg:y="8.698cm">
          <draw:text-box>
            <text:p>Signs</text:p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2T13:29:37.922998702</meta:creation-date>
    <dc:date>2018-09-02T14:16:47.409412363</dc:date>
    <meta:editing-duration>PT5M24S</meta:editing-duration>
    <meta:editing-cycles>1</meta:editing-cycles>
    <meta:document-statistic meta:object-count="33"/>
    <meta:generator>LibreOffice/6.0.3.2$Linux_X86_64 LibreOffice_project/00m0$Build-2</meta:generator>
  </office:meta>
</office:document-meta>
</file>